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16173"/>
    </style:style>
    <style:style style:name="ce2" style:family="table-cell" style:parent-style-name="Default">
      <style:table-cell-properties fo:background-color="#a1467e"/>
    </style:style>
    <style:style style:name="ce3" style:family="table-cell" style:parent-style-name="Default">
      <style:table-cell-properties fo:background-color="#ffde59"/>
    </style:style>
    <style:style style:name="ce4" style:family="table-cell" style:parent-style-name="Default">
      <style:table-cell-properties fo:background-color="#5983b0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8" table:default-cell-style-name="ce1"/>
        <table:table-column table:style-name="co1" table:number-columns-repeated="5" table:default-cell-style-name="Default"/>
        <table:table-column table:style-name="co1" table:number-columns-repeated="6" table:default-cell-style-name="ce3"/>
        <table:table-row table:style-name="ro1">
          <table:table-cell table:number-columns-repeated="8" office:value-type="float" office:value="0" calcext:value-type="float">
            <text:p>0</text:p>
          </table:table-cell>
          <table:table-cell/>
          <table:table-cell table:style-name="ce2" office:value-type="float" office:value="-1" calcext:value-type="float">
            <text:p>-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formula="of:=[.$J$1]*[.A1]+[.$K$1]*[.B1]+[.$L$1]*[.C1]+[.$J$2]*[.A2]+[.$K$2]*[.B2]+[.C2]*[.$L$2]+[.$J$3]*[.A3]+[.$K$3]*[.B3]+[.$L$3]*[.C3]" office:value-type="float" office:value="330" calcext:value-type="float">
            <text:p>330</text:p>
          </table:table-cell>
          <table:table-cell table:formula="of:=[.$J$1]*[.B1]+[.$K$1]*[.C1]+[.$L$1]*[.D1]+[.$J$2]*[.B2]+[.$K$2]*[.C2]+[.D2]*[.$L$2]+[.$J$3]*[.B3]+[.$K$3]*[.C3]+[.$L$3]*[.D3]" office:value-type="float" office:value="10" calcext:value-type="float">
            <text:p>10</text:p>
          </table:table-cell>
          <table:table-cell table:formula="of:=[.$J$1]*[.C1]+[.$K$1]*[.D1]+[.$L$1]*[.E1]+[.$J$2]*[.C2]+[.$K$2]*[.D2]+[.E2]*[.$L$2]+[.$J$3]*[.C3]+[.$K$3]*[.D3]+[.$L$3]*[.E3]" office:value-type="float" office:value="-298" calcext:value-type="float">
            <text:p>-298</text:p>
          </table:table-cell>
          <table:table-cell table:formula="of:=[.$J$1]*[.D1]+[.$K$1]*[.E1]+[.$L$1]*[.F1]+[.$J$2]*[.D2]+[.$K$2]*[.E2]+[.F2]*[.$L$2]+[.$J$3]*[.D3]+[.$K$3]*[.E3]+[.$L$3]*[.F3]" office:value-type="float" office:value="113" calcext:value-type="float">
            <text:p>113</text:p>
          </table:table-cell>
          <table:table-cell table:formula="of:=[.$J$1]*[.E1]+[.$K$1]*[.F1]+[.$L$1]*[.G1]+[.$J$2]*[.E2]+[.$K$2]*[.F2]+[.G2]*[.$L$2]+[.$J$3]*[.E3]+[.$K$3]*[.F3]+[.$L$3]*[.G3]" office:value-type="float" office:value="105" calcext:value-type="float">
            <text:p>105</text:p>
          </table:table-cell>
          <table:table-cell table:formula="of:=[.$J$1]*[.F1]+[.$K$1]*[.G1]+[.$L$1]*[.H1]+[.$J$2]*[.F2]+[.$K$2]*[.G2]+[.H2]*[.$L$2]+[.$J$3]*[.F3]+[.$K$3]*[.G3]+[.$L$3]*[.H3]" office:value-type="float" office:value="-143" calcext:value-type="float">
            <text:p>-1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float" office:value="-2" calcext:value-type="float">
            <text:p>-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table:formula="of:=[.$J$1]*[.A2]+[.$K$1]*[.B2]+[.$L$1]*[.C2]+[.$J$2]*[.A3]+[.$K$2]*[.B3]+[.C3]*[.$L$2]+[.$J$3]*[.A4]+[.$K$3]*[.B4]+[.$L$3]*[.C4]" office:value-type="float" office:value="200" calcext:value-type="float">
            <text:p>200</text:p>
          </table:table-cell>
          <table:table-cell table:formula="of:=[.$J$1]*[.B2]+[.$K$1]*[.C2]+[.$L$1]*[.D2]+[.$J$2]*[.B3]+[.$K$2]*[.C3]+[.D3]*[.$L$2]+[.$J$3]*[.B4]+[.$K$3]*[.C4]+[.$L$3]*[.D4]" office:value-type="float" office:value="-42" calcext:value-type="float">
            <text:p>-42</text:p>
          </table:table-cell>
          <table:table-cell table:formula="of:=[.$J$1]*[.C2]+[.$K$1]*[.D2]+[.$L$1]*[.E2]+[.$J$2]*[.C3]+[.$K$2]*[.D3]+[.E3]*[.$L$2]+[.$J$3]*[.C4]+[.$K$3]*[.D4]+[.$L$3]*[.E4]" office:value-type="float" office:value="-154" calcext:value-type="float">
            <text:p>-154</text:p>
          </table:table-cell>
          <table:table-cell table:formula="of:=[.$J$1]*[.D2]+[.$K$1]*[.E2]+[.$L$1]*[.F2]+[.$J$2]*[.D3]+[.$K$2]*[.E3]+[.F3]*[.$L$2]+[.$J$3]*[.D4]+[.$K$3]*[.E4]+[.$L$3]*[.F4]" office:value-type="float" office:value="133" calcext:value-type="float">
            <text:p>133</text:p>
          </table:table-cell>
          <table:table-cell table:formula="of:=[.$J$1]*[.E2]+[.$K$1]*[.F2]+[.$L$1]*[.G2]+[.$J$2]*[.E3]+[.$K$2]*[.F3]+[.G3]*[.$L$2]+[.$J$3]*[.E4]+[.$K$3]*[.F4]+[.$L$3]*[.G4]" office:value-type="float" office:value="65" calcext:value-type="float">
            <text:p>65</text:p>
          </table:table-cell>
          <table:table-cell table:formula="of:=[.$J$1]*[.F2]+[.$K$1]*[.G2]+[.$L$1]*[.H2]+[.$J$2]*[.F3]+[.$K$2]*[.G3]+[.H3]*[.$L$2]+[.$J$3]*[.F4]+[.$K$3]*[.G4]+[.$L$3]*[.H4]" office:value-type="float" office:value="-233" calcext:value-type="float">
            <text:p>-2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61" calcext:value-type="float">
            <text:p>6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float" office:value="-1" calcext:value-type="float">
            <text:p>-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formula="of:=[.$J$1]*[.A3]+[.$K$1]*[.B3]+[.$L$1]*[.C3]+[.$J$2]*[.A4]+[.$K$2]*[.B4]+[.C4]*[.$L$2]+[.$J$3]*[.A5]+[.$K$3]*[.B5]+[.$L$3]*[.C5]" office:value-type="float" office:value="81" calcext:value-type="float">
            <text:p>81</text:p>
          </table:table-cell>
          <table:table-cell table:formula="of:=[.$J$1]*[.B3]+[.$K$1]*[.C3]+[.$L$1]*[.D3]+[.$J$2]*[.B4]+[.$K$2]*[.C4]+[.D4]*[.$L$2]+[.$J$3]*[.B5]+[.$K$3]*[.C5]+[.$L$3]*[.D5]" office:value-type="float" office:value="-202" calcext:value-type="float">
            <text:p>-202</text:p>
          </table:table-cell>
          <table:table-cell table:formula="of:=[.$J$1]*[.C3]+[.$K$1]*[.D3]+[.$L$1]*[.E3]+[.$J$2]*[.C4]+[.$K$2]*[.D4]+[.E4]*[.$L$2]+[.$J$3]*[.C5]+[.$K$3]*[.D5]+[.$L$3]*[.E5]" office:value-type="float" office:value="-24" calcext:value-type="float">
            <text:p>-24</text:p>
          </table:table-cell>
          <table:table-cell table:formula="of:=[.$J$1]*[.D3]+[.$K$1]*[.E3]+[.$L$1]*[.F3]+[.$J$2]*[.D4]+[.$K$2]*[.E4]+[.F4]*[.$L$2]+[.$J$3]*[.D5]+[.$K$3]*[.E5]+[.$L$3]*[.F5]" office:value-type="float" office:value="95" calcext:value-type="float">
            <text:p>95</text:p>
          </table:table-cell>
          <table:table-cell table:formula="of:=[.$J$1]*[.E3]+[.$K$1]*[.F3]+[.$L$1]*[.G3]+[.$J$2]*[.E4]+[.$K$2]*[.F4]+[.G4]*[.$L$2]+[.$J$3]*[.E5]+[.$K$3]*[.F5]+[.$L$3]*[.G5]" office:value-type="float" office:value="10" calcext:value-type="float">
            <text:p>10</text:p>
          </table:table-cell>
          <table:table-cell table:formula="of:=[.$J$1]*[.F3]+[.$K$1]*[.G3]+[.$L$1]*[.H3]+[.$J$2]*[.F4]+[.$K$2]*[.G4]+[.H4]*[.$L$2]+[.$J$3]*[.F5]+[.$K$3]*[.G5]+[.$L$3]*[.H5]" office:value-type="float" office:value="-261" calcext:value-type="float">
            <text:p>-2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formula="of:=[.$J$1]*[.A4]+[.$K$1]*[.B4]+[.$L$1]*[.C4]+[.$J$2]*[.A5]+[.$K$2]*[.B5]+[.C5]*[.$L$2]+[.$J$3]*[.A6]+[.$K$3]*[.B6]+[.$L$3]*[.C6]" office:value-type="float" office:value="117" calcext:value-type="float">
            <text:p>117</text:p>
          </table:table-cell>
          <table:table-cell table:formula="of:=[.$J$1]*[.B4]+[.$K$1]*[.C4]+[.$L$1]*[.D4]+[.$J$2]*[.B5]+[.$K$2]*[.C5]+[.D5]*[.$L$2]+[.$J$3]*[.B6]+[.$K$3]*[.C6]+[.$L$3]*[.D6]" office:value-type="float" office:value="-341" calcext:value-type="float">
            <text:p>-341</text:p>
          </table:table-cell>
          <table:table-cell table:formula="of:=[.$J$1]*[.C4]+[.$K$1]*[.D4]+[.$L$1]*[.E4]+[.$J$2]*[.C5]+[.$K$2]*[.D5]+[.E5]*[.$L$2]+[.$J$3]*[.C6]+[.$K$3]*[.D6]+[.$L$3]*[.E6]" office:value-type="float" office:value="-41" calcext:value-type="float">
            <text:p>-41</text:p>
          </table:table-cell>
          <table:table-cell table:formula="of:=[.$J$1]*[.D4]+[.$K$1]*[.E4]+[.$L$1]*[.F4]+[.$J$2]*[.D5]+[.$K$2]*[.E5]+[.F5]*[.$L$2]+[.$J$3]*[.D6]+[.$K$3]*[.E6]+[.$L$3]*[.F6]" office:value-type="float" office:value="141" calcext:value-type="float">
            <text:p>141</text:p>
          </table:table-cell>
          <table:table-cell table:formula="of:=[.$J$1]*[.E4]+[.$K$1]*[.F4]+[.$L$1]*[.G4]+[.$J$2]*[.E5]+[.$K$2]*[.F5]+[.G5]*[.$L$2]+[.$J$3]*[.E6]+[.$K$3]*[.F6]+[.$L$3]*[.G6]" office:value-type="float" office:value="-8" calcext:value-type="float">
            <text:p>-8</text:p>
          </table:table-cell>
          <table:table-cell table:formula="of:=[.$J$1]*[.F4]+[.$K$1]*[.G4]+[.$L$1]*[.H4]+[.$J$2]*[.F5]+[.$K$2]*[.G5]+[.H5]*[.$L$2]+[.$J$3]*[.F6]+[.$K$3]*[.G6]+[.$L$3]*[.H6]" office:value-type="float" office:value="-260" calcext:value-type="float">
            <text:p>-26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formula="of:=[.$J$1]*[.A5]+[.$K$1]*[.B5]+[.$L$1]*[.C5]+[.$J$2]*[.A6]+[.$K$2]*[.B6]+[.C6]*[.$L$2]+[.$J$3]*[.A7]+[.$K$3]*[.B7]+[.$L$3]*[.C7]" office:value-type="float" office:value="113" calcext:value-type="float">
            <text:p>113</text:p>
          </table:table-cell>
          <table:table-cell table:formula="of:=[.$J$1]*[.B5]+[.$K$1]*[.C5]+[.$L$1]*[.D5]+[.$J$2]*[.B6]+[.$K$2]*[.C6]+[.D6]*[.$L$2]+[.$J$3]*[.B7]+[.$K$3]*[.C7]+[.$L$3]*[.D7]" office:value-type="float" office:value="-426" calcext:value-type="float">
            <text:p>-426</text:p>
          </table:table-cell>
          <table:table-cell table:formula="of:=[.$J$1]*[.C5]+[.$K$1]*[.D5]+[.$L$1]*[.E5]+[.$J$2]*[.C6]+[.$K$2]*[.D6]+[.E6]*[.$L$2]+[.$J$3]*[.C7]+[.$K$3]*[.D7]+[.$L$3]*[.E7]" office:value-type="float" office:value="-17" calcext:value-type="float">
            <text:p>-17</text:p>
          </table:table-cell>
          <table:table-cell table:formula="of:=[.$J$1]*[.D5]+[.$K$1]*[.E5]+[.$L$1]*[.F5]+[.$J$2]*[.D6]+[.$K$2]*[.E6]+[.F6]*[.$L$2]+[.$J$3]*[.D7]+[.$K$3]*[.E7]+[.$L$3]*[.F7]" office:value-type="float" office:value="226" calcext:value-type="float">
            <text:p>226</text:p>
          </table:table-cell>
          <table:table-cell table:formula="of:=[.$J$1]*[.E5]+[.$K$1]*[.F5]+[.$L$1]*[.G5]+[.$J$2]*[.E6]+[.$K$2]*[.F6]+[.G6]*[.$L$2]+[.$J$3]*[.E7]+[.$K$3]*[.F7]+[.$L$3]*[.G7]" office:value-type="float" office:value="-25" calcext:value-type="float">
            <text:p>-25</text:p>
          </table:table-cell>
          <table:table-cell table:formula="of:=[.$J$1]*[.F5]+[.$K$1]*[.G5]+[.$L$1]*[.H5]+[.$J$2]*[.F6]+[.$K$2]*[.G6]+[.H6]*[.$L$2]+[.$J$3]*[.F7]+[.$K$3]*[.G7]+[.$L$3]*[.H7]" office:value-type="float" office:value="-290" calcext:value-type="float">
            <text:p>-29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formula="of:=[.$J$1]*[.A6]+[.$K$1]*[.B6]+[.$L$1]*[.C6]+[.$J$2]*[.A7]+[.$K$2]*[.B7]+[.C7]*[.$L$2]+[.$J$3]*[.A8]+[.$K$3]*[.B8]+[.$L$3]*[.C8]" office:value-type="float" office:value="59" calcext:value-type="float">
            <text:p>59</text:p>
          </table:table-cell>
          <table:table-cell table:formula="of:=[.$J$1]*[.B6]+[.$K$1]*[.C6]+[.$L$1]*[.D6]+[.$J$2]*[.B7]+[.$K$2]*[.C7]+[.D7]*[.$L$2]+[.$J$3]*[.B8]+[.$K$3]*[.C8]+[.$L$3]*[.D8]" office:value-type="float" office:value="-395" calcext:value-type="float">
            <text:p>-395</text:p>
          </table:table-cell>
          <table:table-cell table:formula="of:=[.$J$1]*[.C6]+[.$K$1]*[.D6]+[.$L$1]*[.E6]+[.$J$2]*[.C7]+[.$K$2]*[.D7]+[.E7]*[.$L$2]+[.$J$3]*[.C8]+[.$K$3]*[.D8]+[.$L$3]*[.E8]" office:value-type="float" office:value="25" calcext:value-type="float">
            <text:p>25</text:p>
          </table:table-cell>
          <table:table-cell table:formula="of:=[.$J$1]*[.D6]+[.$K$1]*[.E6]+[.$L$1]*[.F6]+[.$J$2]*[.D7]+[.$K$2]*[.E7]+[.F7]*[.$L$2]+[.$J$3]*[.D8]+[.$K$3]*[.E8]+[.$L$3]*[.F8]" office:value-type="float" office:value="205" calcext:value-type="float">
            <text:p>205</text:p>
          </table:table-cell>
          <table:table-cell table:formula="of:=[.$J$1]*[.E6]+[.$K$1]*[.F6]+[.$L$1]*[.G6]+[.$J$2]*[.E7]+[.$K$2]*[.F7]+[.G7]*[.$L$2]+[.$J$3]*[.E8]+[.$K$3]*[.F8]+[.$L$3]*[.G8]" office:value-type="float" office:value="-31" calcext:value-type="float">
            <text:p>-31</text:p>
          </table:table-cell>
          <table:table-cell table:formula="of:=[.$J$1]*[.F6]+[.$K$1]*[.G6]+[.$L$1]*[.H6]+[.$J$2]*[.F7]+[.$K$2]*[.G7]+[.H7]*[.$L$2]+[.$J$3]*[.F8]+[.$K$3]*[.G8]+[.$L$3]*[.H8]" office:value-type="float" office:value="-250" calcext:value-type="float">
            <text:p>-25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90" calcext:value-type="float">
            <text:p>9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5"/>
          <table:table-cell table:style-name="ce4" office:value-type="float" office:value="255" calcext:value-type="float">
            <text:p>25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13" calcext:value-type="float">
            <text:p>113</text:p>
          </table:table-cell>
          <table:table-cell table:style-name="ce4" office:value-type="float" office:value="105" calcext:value-type="float">
            <text:p>105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8"/>
          <table:table-cell table:number-columns-repeated="5"/>
          <table:table-cell table:style-name="ce4" office:value-type="float" office:value="200" calcext:value-type="float">
            <text:p>20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33" calcext:value-type="float">
            <text:p>133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8"/>
          <table:table-cell table:number-columns-repeated="5"/>
          <table:table-cell table:style-name="ce4" office:value-type="float" office:value="81" calcext:value-type="float">
            <text:p>8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8"/>
          <table:table-cell table:number-columns-repeated="5"/>
          <table:table-cell table:style-name="ce4" office:value-type="float" office:value="117" calcext:value-type="float">
            <text:p>117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41" calcext:value-type="float">
            <text:p>141</text:p>
          </table:table-cell>
          <table:table-cell table:number-columns-repeated="2" table:style-name="ce4"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8"/>
          <table:table-cell table:number-columns-repeated="5"/>
          <table:table-cell table:style-name="ce4" office:value-type="float" office:value="113" calcext:value-type="float">
            <text:p>11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226" calcext:value-type="float">
            <text:p>226</text:p>
          </table:table-cell>
          <table:table-cell table:number-columns-repeated="2" table:style-name="ce4"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8"/>
          <table:table-cell table:number-columns-repeated="5"/>
          <table:table-cell table:style-name="ce4" office:value-type="float" office:value="59" calcext:value-type="float">
            <text:p>5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05" calcext:value-type="float">
            <text:p>205</text:p>
          </table:table-cell>
          <table:table-cell table:number-columns-repeated="2" table:style-name="ce4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2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02T13:34:35.296926109</meta:creation-date>
    <dc:date>2026-03-02T13:57:38.945938906</dc:date>
    <meta:editing-duration>PT4S</meta:editing-duration>
    <meta:editing-cycles>1</meta:editing-cycles>
    <meta:document-statistic meta:table-count="1" meta:cell-count="145" meta:object-count="0"/>
    <meta:generator>LibreOffice/24.2.7.2$Linux_X86_64 LibreOffice_project/420$Build-2</meta:generator>
  </office:meta>
</office:document-meta>
</file>